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loext:contextual-spacing="false"/>
      <style:text-properties officeooo:rsid="000f0b3c" officeooo:paragraph-rsid="000f0b3c"/>
    </style:style>
    <style:style style:name="P2" style:family="paragraph" style:parent-style-name="Standard">
      <style:paragraph-properties fo:margin-top="0.199cm" fo:margin-bottom="0cm" loext:contextual-spacing="false"/>
      <style:text-properties officeooo:rsid="000f0b3c" officeooo:paragraph-rsid="00109fcf"/>
    </style:style>
    <style:style style:name="P3" style:family="paragraph" style:parent-style-name="Standard">
      <style:paragraph-properties fo:margin-top="0.199cm" fo:margin-bottom="0cm" loext:contextual-spacing="false"/>
      <style:text-properties officeooo:rsid="00117044" officeooo:paragraph-rsid="00117044"/>
    </style:style>
    <style:style style:name="P4" style:family="paragraph" style:parent-style-name="Standard">
      <style:paragraph-properties fo:margin-top="0.199cm" fo:margin-bottom="0cm" loext:contextual-spacing="false"/>
      <style:text-properties officeooo:rsid="00117044" officeooo:paragraph-rsid="00127c3b"/>
    </style:style>
    <style:style style:name="P5" style:family="paragraph" style:parent-style-name="Standard">
      <style:paragraph-properties fo:margin-top="0.199cm" fo:margin-bottom="0cm" loext:contextual-spacing="false"/>
      <style:text-properties officeooo:rsid="00127c3b" officeooo:paragraph-rsid="00127c3b"/>
    </style:style>
    <style:style style:name="P6" style:family="paragraph" style:parent-style-name="Standard">
      <style:paragraph-properties fo:margin-top="0.199cm" fo:margin-bottom="0cm" loext:contextual-spacing="false"/>
      <style:text-properties officeooo:rsid="0012bd90" officeooo:paragraph-rsid="0012bd90"/>
    </style:style>
    <style:style style:name="P7" style:family="paragraph" style:parent-style-name="Standard">
      <style:paragraph-properties fo:margin-top="0.199cm" fo:margin-bottom="0cm" loext:contextual-spacing="false"/>
      <style:text-properties officeooo:rsid="0012bd90" officeooo:paragraph-rsid="00142380"/>
    </style:style>
    <style:style style:name="P8" style:family="paragraph" style:parent-style-name="Standard">
      <style:paragraph-properties fo:margin-top="0.199cm" fo:margin-bottom="0cm" loext:contextual-spacing="false"/>
      <style:text-properties officeooo:rsid="0015a035" officeooo:paragraph-rsid="0015a035"/>
    </style:style>
    <style:style style:name="P9" style:family="paragraph" style:parent-style-name="Standard">
      <style:paragraph-properties fo:margin-top="0.199cm" fo:margin-bottom="0cm" loext:contextual-spacing="false"/>
      <style:text-properties officeooo:rsid="0019abc7" officeooo:paragraph-rsid="0019abc7"/>
    </style:style>
    <style:style style:name="P10" style:family="paragraph" style:parent-style-name="Standard">
      <style:paragraph-properties fo:margin-top="0.199cm" fo:margin-bottom="0cm" loext:contextual-spacing="false"/>
      <style:text-properties fo:font-weight="bold" officeooo:rsid="000f0b3c" officeooo:paragraph-rsid="000f0b3c" style:font-weight-asian="bold" style:font-weight-complex="bold"/>
    </style:style>
    <style:style style:name="P11" style:family="paragraph" style:parent-style-name="Standard">
      <style:paragraph-properties fo:margin-top="0.199cm" fo:margin-bottom="0cm" loext:contextual-spacing="false"/>
      <style:text-properties fo:font-weight="bold" officeooo:rsid="00117044" officeooo:paragraph-rsid="00127c3b" style:font-weight-asian="bold" style:font-weight-complex="bold"/>
    </style:style>
    <style:style style:name="T1" style:family="text">
      <style:text-properties officeooo:rsid="00109fcf"/>
    </style:style>
    <style:style style:name="T2" style:family="text">
      <style:text-properties officeooo:rsid="00127c3b"/>
    </style:style>
    <style:style style:name="T3" style:family="text">
      <style:text-properties officeooo:rsid="0012bd90"/>
    </style:style>
    <style:style style:name="T4" style:family="text">
      <style:text-properties officeooo:rsid="00142380"/>
    </style:style>
    <style:style style:name="T5" style:family="text">
      <style:text-properties officeooo:rsid="0015a035"/>
    </style:style>
    <style:style style:name="T6" style:family="text">
      <style:text-properties officeooo:rsid="0017bc9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2380" style:font-weight-asian="bold" style:font-weight-complex="bold"/>
    </style:style>
    <style:style style:name="T9" style:family="text">
      <style:text-properties fo:font-weight="bold" officeooo:rsid="001d84b2" style:font-weight-asian="bold" style:font-weight-complex="bold"/>
    </style:style>
    <style:style style:name="T10" style:family="text">
      <style:text-properties officeooo:rsid="001d84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Как получить результат от йоги?</text:p>
      <text:p text:style-name="P1">Люди обычно думают, что йога — это выполнение неких упражнений, что для того, чтобы освоить йогу нужно научиться выполнять эти упражнения. Звучит логично, и это справедливо для любой физкультуры, включая физкультурный аспект йоги. <text:s/>Но возникает вопрос — что вы хотите от йоги? Чего то большего, чем от <text:span text:style-name="T6">физкультуры</text:span>?</text:p>
      <text:p text:style-name="P1"><text:span text:style-name="T7">Какой результат вы ожидаете?</text:span> Особенно на начальном этапе, если вы никогда еще йогой не занимались?</text:p>
      <text:p text:style-name="P2"><text:span text:style-name="T6">В основном все</text:span> очень смутно представляют себе ответ на этот вопрос. Часто приходится слышать - «да, конечно, йога — это больше, чем физкультура.» А что, по вашему йога? «Ну — йога, это еще духовность, просветление, работа с энергиями...». <text:span text:style-name="T1">Вопрос «что такое духовность?» можно не задавать, четкого ответа вы не найдете ни в одном словаре.</text:span></text:p>
      <text:p text:style-name="P2"><text:span text:style-name="T1">Давайте внесем ясность в этот вопрос, для чего оставим духовность и просветление на потом, если кому то важно развиваться в этом направлении, все пути открыты, но на начальном этапе это немножечко рано, поэтому давайте вернемся к текущей ситуации.</text:span></text:p>
      <text:p text:style-name="P2"><text:span text:style-name="T1">Итак, сравним физкультуру и физкультурный аспект йоги, который выражается в выполнении упражнений — поз йоги или асан. </text:span><text:s/><text:span text:style-name="T1">Есть ли разница? Нет, за исключением того, что позы йоги обычно связаны с растяжкой и риском повредить связки. Простой пример -какая будет польза, если вы сядете на шпагат? Особенно если будете пытаться это сделать уже не в юном возрасте, думая, что это йога? Никакой.</text:span></text:p>
      <text:p text:style-name="P3">Поэтому делать асаны сами по себе, на основе видео из интернета, картинок из книжки, любых других источников — бесполезно.</text:p>
      <text:p text:style-name="P3">На нашем курсе есть каталог асан, <text:span text:style-name="T6">который включает</text:span> описание каждой асаны и видео, как ее выполнять. Есть также понедельные комплексы, которые состоят из этих асан и заканчиваются финальным расслаблением, под команды Андрея Викторова. <text:span text:style-name="T6">В чем же разница?</text:span></text:p>
      <text:p text:style-name="P3">Воздействие оказывает только комплекс. Отдельно асаны из каталога нужны только для того, чтобы немного их разучить, <text:span text:style-name="T6">с целью </text:span>во время выполнения комплекса не отвлекаться на форму и меньше думать о том, как принять ту или иную позу. Все! Больше каталог асан не нужен ни для чего, это просто справочник.</text:p>
      <text:p text:style-name="P3"/>
      <text:p text:style-name="P11">Как работает комплекс. </text:p>
      <text:p text:style-name="P4">Мы много гов<text:span text:style-name="T2">о</text:span>рили о том, что йога — это не форма <text:span text:style-name="T6">и не</text:span> упражнения, а состояние сознания. Комплекс, составленный лично Андреем Викторовым, направлен на максимально эффективное достижение <text:span text:style-name="T6">нужного </text:span>состояния сознания, которое <text:span text:style-name="T6">формируется</text:span> <text:span text:style-name="T2">в процессе выполния асан, подобранных нужным образом</text:span>. </text:p>
      <text:p text:style-name="P4">Эффект аккумулируется за время практики и реализуется в финальном расслаблении. Возникает так называемый пунктир — провалы и всплытия сознани<text:span text:style-name="T2">я, во время расслабления вы то слышите голос Викторова, то он исчезает. В это время возникает прямой контакт с посознанием, снимаются напряжения на глубинном уровне, уходят блоки, восстанавливается психика. Результат заметен сразу — достаточно поставить видеозапись и выполнить <text:s/>комплекс под команды ведущего, как будто вы там находитесь. Обязательно от начала и до конца. Чтобы не отвлекаться, немного предварительно разучите асаны, которые входят в комплекс. Список со ссылками есть под видео для комплекса каждой недели. Больше ни для чего отдельно асаны не нужны.</text:span></text:p>
      <text:p text:style-name="P9">Теперь ответим на некоторые вопросы.</text:p>
      <text:p text:style-name="P4"><text:soft-page-break/><text:span text:style-name="T8">Что можно ожидать в обозримой перспективе?</text:span><text:span text:style-name="T4"> Далее, при регулярной практике эффект распространяется на физический уровень и организм сам себя лечит, наступает улучшение на всех фронтах, в том числе уходят болезни, организм омолаживается, психика в норме, сон в норме, сильный иммунитет ко всем болезням и другое качество жизни. Вы начинаете взаимодействовать с людьми более эффективно, налаживаются отношения в семье, на работе и в бизнесе, в жизнь приходит больше позитива.</text:span></text:p>
      <text:p text:style-name="P5">Повторюсь — <text:span text:style-name="T5">эффеект возникает</text:span> только при выполнении комплекса целиком и в основном во время финального расслабления.</text:p>
      <text:p text:style-name="P5"><text:span text:style-name="T9">Комплекс длится порядка часа, это долго. </text:span><text:span text:style-name="T7">Что будет, если уменьшить количество асан в комплексе, сократить время?</text:span> <text:span text:style-name="T3">Эффект будет хуже.</text:span></text:p>
      <text:p text:style-name="P6"><text:span text:style-name="T7">Что будет, если выполнять отдельно только расслабление? Работает ведь именно оно?</text:span> Асаны нужны для того, чтобы готовить сознание и тело к расслаблению, без этой подготовки, особенно у новичков эффект будет минимальный или расслабление не получится вовсе.</text:p>
      <text:p text:style-name="P6"><text:span text:style-name="T7">Что будет, если составить комплекс самому, изменить последовательность асан, но оставить в конце расслабление? </text:span>Комплекс подобран лично Андреем Викторовым на основе очень большого опыта и знаний и он оптимален для большинства. Измените его и эффектиность расслабления будет хуже, либо для достижения того же эффекта придется заниматься дольше.</text:p>
      <text:p text:style-name="P8"><text:span text:style-name="T7">Что делать, если не получается выполнять какую то асану без боли?</text:span> Не делайте ее. Или проконсультируйтесь, прямо из курса есть возможность задать вопрос. И не старайтесь выполнить асаны как можно лучше. Вы сейчас понимаете логику, если будет боль или напряжение — не будет расслабления. Это взаимоисключающие вещи.</text:p>
      <text:p text:style-name="P8"><text:span text:style-name="T7">Не удается избавиться от сумятицы мыслей во время выполнения комплекса?</text:span> Не пытайтесь слишком сильно. Сам по себе контроль за мыслями очень сложен, вызывает напряжение и мешает расслаблению. Просто пустите вещи на самотек. Думается о чем то, ну и пусть думается, просто по возможности удерживайте внимание на переносице, брюшной стенке или другой части тела. Со временем само собой все будет получаться лучше.</text:p>
      <text:p text:style-name="P8"><text:span text:style-name="T7">Не получается финальное расслабление?</text:span> Вы просто лежите и слушаете диктора, нет провалов в сознании? Значит ваша психика сильно перегружена. Практикуйте йогу 4-5 раз в неделю, со временем обязательно получится.</text:p>
      <text:p text:style-name="P8"><text:span text:style-name="T7">Вы просто засыпаете и не слышите, когда закончилась практика?</text:span> То же самое. Психика перегружена, но уже лучше, чем в предыдущем случае. Продолжайте практиковать и будет пунктир — несколько раз подъемы и провалы в сознании за время расслабления. Или хотя бы вы будете четко приходить в себя к окончанию. Хотя и не помнить ничего, из того что было. Это тоже нормально. </text:p>
      <text:p text:style-name="P7"><text:span text:style-name="T7">Какую роль </text:span><text:span text:style-name="T8">во время практики </text:span><text:span text:style-name="T7">играет голос Андрея Викторова?</text:span> <text:span text:style-name="T4">Огромную. Викторов далеко продвинулся не только в преподавании, но и в освоении высших аспектов раджа-йоги. Все отмечают очень сильную личную энергетику Андрея, без него вы просто не сможете расслабиться должным образом. Особенно голос Андрея важен при финальном расслаблении. Темп его речи, интонации - здесь все рассчитано, энергетическое воздействие максимально. </text:span></text:p>
      <text:p text:style-name="P7"/>
      <text:p text:style-name="P9">Надеюсь мне удалось ответить на наиболее важные вопросы. <text:span text:style-name="T10">З</text:span>анимайтесь с нами настоящей йогой. Удачи!</text:p>
      <text:p text:style-name="P6"/>
      <text:p text:style-name="P6"/>
      <text:p text:style-name="P5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2:26:41.860531045</meta:creation-date>
    <dc:date>2020-02-06T15:22:14.307211228</dc:date>
    <meta:editing-duration>PT34M56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3" meta:paragraph-count="24" meta:word-count="916" meta:character-count="6277" meta:non-whitespace-character-count="5366"/>
  </office:meta>
</office:document-meta>
</file>